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8000002E6F9292CDC67A8CE57.png" manifest:media-type="image/png"/>
  <manifest:file-entry manifest:full-path="Pictures/20000002000002210000022C6BE000B1365F2012.eps" manifest:media-type="image/x-eps"/>
  <manifest:file-entry manifest:full-path="Pictures/10000001000002D8000002E6AB34CA9FD5669DCA.png" manifest:media-type="image/png"/>
  <manifest:file-entry manifest:full-path="Pictures/20000002000002210000022C75128CBA1CB876C7.eps" manifest:media-type="image/x-eps"/>
  <manifest:file-entry manifest:full-path="Pictures/10000001000002D8000002E64572FD6A29E7D2FE.png" manifest:media-type="image/png"/>
  <manifest:file-entry manifest:full-path="Pictures/20000002000002210000022C01008F394BE453A7.eps" manifest:media-type="image/x-eps"/>
  <manifest:file-entry manifest:full-path="Pictures/10000001000002D8000002E65EFA92991856C1AA.png" manifest:media-type="image/png"/>
  <manifest:file-entry manifest:full-path="Pictures/20000002000002210000022C8222B936536DE890.eps" manifest:media-type="image/x-eps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HGLGY</text:p>
          </draw:text-box>
        </draw:frame>
        <draw:frame draw:style-name="gr1" draw:text-style-name="P1" draw:layer="layout" svg:width="10.765cm" svg:height="10.983cm" svg:x="8.285cm" svg:y="3.749cm">
          <draw:image xlink:href="Pictures/20000002000002210000022C8222B936536DE890.eps" xlink:type="simple" xlink:show="embed" xlink:actuate="onLoad" draw:mime-type="image/x-svm">
            <text:p/>
          </draw:image>
          <draw:image xlink:href="Pictures/10000001000002D8000002E65EFA92991856C1AA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GLGY</text:p>
          </draw:text-box>
        </draw:frame>
        <draw:frame draw:style-name="gr1" draw:text-style-name="P1" draw:layer="layout" svg:width="11.355cm" svg:height="11.584cm" svg:x="8.128cm" svg:y="3.148cm">
          <draw:image xlink:href="Pictures/20000002000002210000022C01008F394BE453A7.eps" xlink:type="simple" xlink:show="embed" xlink:actuate="onLoad" draw:mime-type="image/x-svm">
            <text:p/>
          </draw:image>
          <draw:image xlink:href="Pictures/10000001000002D8000002E64572FD6A29E7D2FE.png" xlink:type="simple" xlink:show="embed" xlink:actuate="onLoad" draw:mime-type="image/png"/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GSGY</text:p>
          </draw:text-box>
        </draw:frame>
        <draw:frame draw:style-name="gr1" draw:text-style-name="P1" draw:layer="layout" svg:width="12.201cm" svg:height="12.448cm" svg:x="7.62cm" svg:y="2.792cm">
          <draw:image xlink:href="Pictures/20000002000002210000022C75128CBA1CB876C7.eps" xlink:type="simple" xlink:show="embed" xlink:actuate="onLoad" draw:mime-type="image/x-svm">
            <text:p/>
          </draw:image>
          <draw:image xlink:href="Pictures/10000001000002D8000002E6AB34CA9FD5669DCA.png" xlink:type="simple" xlink:show="embed" xlink:actuate="onLoad" draw:mime-type="image/png"/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SGSY</text:p>
          </draw:text-box>
        </draw:frame>
        <draw:frame draw:style-name="gr1" draw:text-style-name="P1" draw:layer="layout" svg:width="11.231cm" svg:height="11.458cm" svg:x="7.874cm" svg:y="3.302cm">
          <draw:image xlink:href="Pictures/20000002000002210000022C6BE000B1365F2012.eps" xlink:type="simple" xlink:show="embed" xlink:actuate="onLoad" draw:mime-type="image/x-svm">
            <text:p/>
          </draw:image>
          <draw:image xlink:href="Pictures/10000001000002D8000002E6F9292CDC67A8CE57.png" xlink:type="simple" xlink:show="embed" xlink:actuate="onLoad" draw:mime-type="image/png"/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3T22:26:31.510055247</meta:creation-date>
    <dc:date>2023-01-03T22:28:18.929426222</dc:date>
    <meta:editing-duration>PT1M48S</meta:editing-duration>
    <meta:editing-cycles>1</meta:editing-cycles>
    <meta:document-statistic meta:object-count="37"/>
    <meta:generator>LibreOffice/7.3.7.2$Linux_X86_64 LibreOffice_project/30$Build-2</meta:generator>
  </office:meta>
</office:document-meta>
</file>